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====</text:span></text:p>
      <text:p text:style-name="P1"><text:span text:style-name="T1"><text:tab/><text:tab/><text:tab/>Data Encapsulation and Data Abstraction</text:span></text:p>
      <text:p text:style-name="P1"><text:span text:style-name="T1"><text:tab/><text:tab/>=============================================</text:span></text:p>
      <text:p text:style-name="P1"><text:span text:style-name="T1">Data Encapsulation:</text:span></text:p>
      <text:p text:style-name="P1"><text:span text:style-name="T1">--------------------------------</text:span></text:p>
      <text:p text:style-name="P1"><text:span text:style-name="T1">=&gt;The Process of Hiding the confidential Information / Data / Methods from external Programmers / end users is called Data Encapsulation.</text:span></text:p>
      <text:p text:style-name="P1"><text:span text:style-name="T1">=&gt;The Purpose of Encapsulation concept is that "To Hide Confidental Information / Features of Class (Data Members and Methods <text:s/>) ".</text:span></text:p>
      <text:p text:style-name="P1"><text:span text:style-name="T1">=&gt;Data Encapsulation can be applied in two levels. They are</text:span></text:p>
      <text:p text:style-name="P1"><text:span text:style-name="T1"><text:tab/><text:tab/>a) At Data Members Level</text:span></text:p>
      <text:p text:style-name="P1"><text:span text:style-name="T1"><text:tab/><text:tab/>b) At Methods Level</text:span></text:p>
      <text:p text:style-name="P1"><text:span text:style-name="T1"><text:tab/><text:tab/></text:span></text:p>
      <text:p text:style-name="P1"><text:span text:style-name="T1">=&gt;To implement Data Encapsulation in python programming, The Data Members , Methods <text:s text:c="2"/>must be preceded with double under score ( _ _ )</text:span></text:p>
      <text:p text:style-name="P2"/>
      <text:p text:style-name="P1"><text:span text:style-name="T1">Syntax1:- <text:s text:c="8"/>(Data member Lavel ) <text:s text:c="3"/></text:span></text:p>
      <text:p text:style-name="P2"/>
      <text:p text:style-name="P1"><text:span text:style-name="T1"><text:tab/><text:tab/><text:tab/> class &lt;ClassName&gt;:</text:span></text:p>
      <text:p text:style-name="P1"><text:span text:style-name="T1"><text:tab/><text:tab/><text:tab/><text:tab/><text:tab/>def <text:s text:c="2"/>methodname(self):</text:span></text:p>
      <text:p text:style-name="P1"><text:span text:style-name="T1"><text:tab/><text:tab/><text:tab/><text:tab/><text:tab/><text:tab/>self.__Data MemberName1=Value1</text:span></text:p>
      <text:p text:style-name="P1"><text:span text:style-name="T1"><text:tab/><text:tab/><text:tab/><text:tab/><text:tab/><text:tab/>self.__Data MemberName2=Value2</text:span></text:p>
      <text:p text:style-name="P1"><text:span text:style-name="T1"><text:tab/><text:tab/><text:tab/><text:tab/><text:tab/><text:tab/>--------------------------------------------------</text:span></text:p>
      <text:p text:style-name="P1"><text:span text:style-name="T1"><text:tab/><text:tab/><text:tab/><text:tab/><text:tab/><text:tab/>self.__Data MemberName-n=Value-n</text:span></text:p>
      <text:p text:style-name="P2"/>
      <text:p text:style-name="P1"><text:span text:style-name="T1"><text:tab/><text:tab/><text:tab/><text:tab/><text:tab/><text:tab/>(OR)</text:span></text:p>
      <text:p text:style-name="P2"/>
      <text:p text:style-name="P1"><text:span text:style-name="T1">Syntax1:-<text:tab/><text:tab/>( <text:s/>Data member Lavel )</text:span></text:p>
      <text:p text:style-name="P2"><text:soft-page-break/></text:p>
      <text:p text:style-name="P1"><text:span text:style-name="T1"><text:tab/><text:tab/><text:tab/><text:tab/>class &lt;ClassName&gt;:</text:span></text:p>
      <text:p text:style-name="P1"><text:span text:style-name="T1"><text:tab/><text:tab/><text:tab/><text:tab/><text:tab/>def <text:s text:c="2"/>__init__(self):</text:span></text:p>
      <text:p text:style-name="P1"><text:span text:style-name="T1"><text:tab/><text:tab/><text:tab/><text:tab/><text:tab/><text:tab/>self.__Data MemberName1=Value1</text:span></text:p>
      <text:p text:style-name="P1"><text:span text:style-name="T1"><text:tab/><text:tab/><text:tab/><text:tab/><text:tab/><text:tab/>self.__Data MemberName2=Value2</text:span></text:p>
      <text:p text:style-name="P1"><text:span text:style-name="T1"><text:tab/><text:tab/><text:tab/><text:tab/><text:tab/><text:tab/>--------------------------------------------------</text:span></text:p>
      <text:p text:style-name="P1"><text:span text:style-name="T1"><text:tab/><text:tab/><text:tab/><text:tab/><text:tab/><text:tab/>self.__Data MemberName-n=Value-n</text:span></text:p>
      <text:p text:style-name="P2"/>
      <text:p text:style-name="P2"/>
      <text:p text:style-name="P1"><text:span text:style-name="T1">Syntax2:-<text:tab/><text:tab/><text:tab/>(Method Level)</text:span></text:p>
      <text:p text:style-name="P2"/>
      <text:p text:style-name="P1"><text:span text:style-name="T1"><text:tab/><text:tab/><text:tab/><text:tab/>class &lt;ClassName&gt;:</text:span></text:p>
      <text:p text:style-name="P1"><text:span text:style-name="T1"><text:tab/><text:tab/><text:tab/><text:tab/><text:tab/>def <text:s text:c="2"/>__methodname(self):</text:span></text:p>
      <text:p text:style-name="P1"><text:span text:style-name="T1"><text:tab/><text:tab/><text:tab/><text:tab/><text:tab/><text:tab/>self.Data MemberName1=Value1</text:span></text:p>
      <text:p text:style-name="P1"><text:span text:style-name="T1"><text:tab/><text:tab/><text:tab/><text:tab/><text:tab/><text:tab/>self.Data MemberName2=Value2</text:span></text:p>
      <text:p text:style-name="P1"><text:span text:style-name="T1"><text:tab/><text:tab/><text:tab/><text:tab/><text:tab/><text:tab/>--------------------------------------------------</text:span></text:p>
      <text:p text:style-name="P1"><text:span text:style-name="T1"><text:tab/><text:tab/><text:tab/><text:tab/><text:tab/><text:tab/>self.Data MemberName-n=Value-n</text:span></text:p>
      <text:p text:style-name="P2"/>
      <text:p text:style-name="P2"/>
      <text:p text:style-name="P1"><text:span text:style-name="T1">Examples: <text:s text:c="2"/>Refer <text:s/>Account1.py, Account2.py, Account3.py <text:s/>Programs</text:span></text:p>
      <text:p text:style-name="P2"/>
      <text:p text:style-name="P1"><text:span text:style-name="T1">==============================================================</text:span></text:p>
      <text:p text:style-name="P1"><text:span text:style-name="T1">Data Abstraction:</text:span></text:p>
      <text:p text:style-name="P1"><text:span text:style-name="T1">-------------------------------</text:span></text:p>
      <text:p text:style-name="P1"><text:span text:style-name="T1">=&gt;The Process of retrieving / extracting Essential Details without considering Hidden Details is called Data Abstraction.</text:span></text:p>
      <text:p text:style-name="P2"/>
      <text:p text:style-name="P1"><text:soft-page-break/><text:span text:style-name="T1">Examples: OtherProg1.py <text:s text:c="2"/>OtherProg2.py</text:span></text:p>
      <text:p text:style-name="P1"><text:span text:style-name="T1"><text:tab/><text:tab/><text:tab/> OtherProg3.py <text:s text:c="3"/>OtherProg4.py <text:s/>Programs</text:span></text:p>
      <text:p text:style-name="P1"><text:span text:style-name="T1">--------------------------------------------------------------------------------------------------------------</text:span></text:p>
      <text:p text:style-name="P2"/>
      <text:p text:style-name="P1"><text:span text:style-name="T1">Note:- We can't apply Data Encapsulation on Constructors in Python but whose Initlized Data Memebrs can be encapsula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3" meta:word-count="193" meta:character-count="2060" meta:non-whitespace-character-count="1752"/>
    <meta:generator>LibreOfficeDev/6.0.5.2$Linux_X86_64 LibreOffice_project/</meta:generator>
  </office:meta>
</office:document-meta>
</file>